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36in" style:rel-column-width="16384*"/>
    </style:style>
    <style:style style:name="Table1.D" style:family="table-column">
      <style:table-column-properties style:column-width="1.6729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cbdba" officeooo:paragraph-rsid="001cbdba"/>
    </style:style>
    <style:style style:name="P2" style:family="paragraph" style:parent-style-name="Table_20_Contents">
      <style:text-properties officeooo:rsid="0020442d" officeooo:paragraph-rsid="0020442d"/>
    </style:style>
    <style:style style:name="T1" style:family="text">
      <style:text-properties officeooo:rsid="001cbdba"/>
    </style:style>
    <style:style style:name="T2" style:family="text">
      <style:text-properties officeooo:rsid="001cf6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">Methodes</text:p>
          </table:table-cell>
          <table:table-cell table:style-name="Table1.A1" office:value-type="string">
            <text:p text:style-name="P1">Caracteristiques</text:p>
          </table:table-cell>
          <table:table-cell table:style-name="Table1.A1" office:value-type="string">
            <text:p text:style-name="P1">Avantanges</text:p>
          </table:table-cell>
          <table:table-cell table:style-name="Table1.D1" office:value-type="string">
            <text:p text:style-name="P1">Inconvenients</text:p>
          </table:table-cell>
        </table:table-row>
        <table:table-row>
          <table:table-cell table:style-name="Table1.A2" office:value-type="string">
            <text:p text:style-name="P1">ADL</text:p>
          </table:table-cell>
          <table:table-cell table:style-name="Table1.A2" office:value-type="string">
            <text:p text:style-name="Table_20_Contents">- <text:span text:style-name="T1">supervised (les classes sont disponibles)</text:span></text:p>
            <text:p text:style-name="Table_20_Contents">- <text:span text:style-name="T2">trouver un espace de faible dimension optimale telle que, lorsque les points sont projetees, les donnees de differentes classes sont bien separees</text:span></text:p>
            <text:p text:style-name="Table_20_Contents">- <text:span text:style-name="T2">Utile pour l’extraction des caracteristiques pour faciliter</text:span></text:p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MDS</text:p>
          </table:table-cell>
          <table:table-cell table:style-name="Table1.A2" office:value-type="string">
            <text:p text:style-name="P2">- Des techniques qui trouvent une configuration des points dans un espace de faible dimensions dont les distances inter-points correspondent</text:p>
            <text:p text:style-name="P2">aux dissimilarités dans les grandes dimensions</text:p>
            <text:p text:style-name="P2">- Capables de modéliser des structures intrinsèques complexes et de les visualiser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Isomap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LL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9T15:40:27.616591134</meta:creation-date>
    <dc:date>2017-12-30T23:19:02.364425743</dc:date>
    <meta:editing-duration>PT2H26M27S</meta:editing-duration>
    <meta:editing-cycles>3</meta:editing-cycles>
    <meta:generator>LibreOffice/5.1.6.2$Linux_X86_64 LibreOffice_project/10m0$Build-2</meta:generator>
    <meta:document-statistic meta:table-count="1" meta:image-count="0" meta:object-count="0" meta:page-count="1" meta:paragraph-count="14" meta:word-count="83" meta:character-count="582" meta:non-whitespace-character-count="513"/>
  </office:meta>
</office:document-meta>
</file>